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style:font-name="Open Sans" fo:font-size="12pt" officeooo:rsid="0000614b" officeooo:paragraph-rsid="0000614b" style:font-size-asian="10.5pt" style:font-size-complex="12pt"/>
    </style:style>
    <style:style style:name="auto1695_0" style:family="text">
      <style:text-properties fo:font-size="13pt"/>
    </style:style>
    <style:style style:name="auto1695_1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uto1695_0"/><text:span text:style-name="auto1695_1">Welcome to your ownCloud account!</text:span></text:p>
      <text:p text:style-name="P1"/>
      <text:p text:style-name="P1">This is just an example file for developers and git users.<text:s/></text:p>
      <text:p text:style-name="P1">The packaged and released versions will come with better examples.</text:p>
      <text:p text:style-name="P1"/>
      <text:p text:style-name="P1"/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4.2-2050-g8d8fc02-dirty Mozilla/5.0 (Windows NT 6.3; WOW64; rv:37.0) Gecko/20100101 Firefox/37.0</meta:generator>
    <dc:date>2015-05-16T05:34:39.436Z</dc:date>
    <meta:editing-cycles>4</meta:editing-cycles>
    <dc:creator>Olivier (interfaSys)</dc:creator>
  </office:meta>
</office:document-meta>
</file>